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008ef9" officeooo:paragraph-rsid="00008ef9"/>
    </style:style>
    <style:style style:name="P2" style:family="paragraph" style:parent-style-name="Text_20_body" style:list-style-name="L1">
      <style:text-properties officeooo:rsid="00008ef9" officeooo:paragraph-rsid="00008ef9"/>
    </style:style>
    <style:style style:name="P3" style:family="paragraph" style:parent-style-name="Text_20_body" style:list-style-name="L1">
      <style:text-properties officeooo:rsid="000253cd" officeooo:paragraph-rsid="000253cd"/>
    </style:style>
    <style:style style:name="P4" style:family="paragraph" style:parent-style-name="Text_20_body" style:list-style-name="L1">
      <style:text-properties officeooo:rsid="00037c82" officeooo:paragraph-rsid="00037c82"/>
    </style:style>
    <style:style style:name="P5" style:family="paragraph" style:parent-style-name="Text_20_body" style:list-style-name="L1">
      <style:text-properties officeooo:rsid="00043beb" officeooo:paragraph-rsid="00043beb"/>
    </style:style>
    <style:style style:name="P6" style:family="paragraph" style:parent-style-name="Text_20_body">
      <style:text-properties officeooo:rsid="00057636" officeooo:paragraph-rsid="00057636"/>
    </style:style>
    <style:style style:name="P7" style:family="paragraph" style:parent-style-name="Text_20_body">
      <style:paragraph-properties fo:break-before="page"/>
      <style:text-properties officeooo:rsid="00057636" officeooo:paragraph-rsid="00057636"/>
    </style:style>
    <style:style style:name="P8" style:family="paragraph" style:parent-style-name="Text_20_body" style:list-style-name="L2">
      <style:text-properties officeooo:rsid="00057636" officeooo:paragraph-rsid="00057636"/>
    </style:style>
    <style:style style:name="P9" style:family="paragraph" style:parent-style-name="Text_20_body" style:list-style-name="L2">
      <style:text-properties officeooo:rsid="00071fe9" officeooo:paragraph-rsid="00071fe9"/>
    </style:style>
    <style:style style:name="P10" style:family="paragraph" style:parent-style-name="Text_20_body" style:list-style-name="L2">
      <style:text-properties officeooo:rsid="00096c11" officeooo:paragraph-rsid="00096c11"/>
    </style:style>
    <style:style style:name="P11" style:family="paragraph" style:parent-style-name="Text_20_body" style:list-style-name="L2">
      <style:text-properties officeooo:rsid="0009d4da" officeooo:paragraph-rsid="0009d4da"/>
    </style:style>
    <style:style style:name="P12" style:family="paragraph" style:parent-style-name="Title">
      <style:text-properties officeooo:rsid="00008ef9" officeooo:paragraph-rsid="00008ef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37c82" style:font-style-asian="normal" style:font-style-complex="normal"/>
    </style:style>
    <style:style style:name="T4" style:family="text">
      <style:text-properties fo:font-style="normal" officeooo:rsid="00043beb" style:font-style-asian="normal" style:font-style-complex="normal"/>
    </style:style>
    <style:style style:name="T5" style:family="text">
      <style:text-properties fo:font-style="normal" officeooo:rsid="0005fffe" style:font-style-asian="normal" style:font-style-complex="normal"/>
    </style:style>
    <style:style style:name="T6" style:family="text">
      <style:text-properties officeooo:rsid="000253cd"/>
    </style:style>
    <style:style style:name="T7" style:family="text">
      <style:text-properties officeooo:rsid="00037c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lappy Pong – Dorada</text:p>
      <text:p text:style-name="P1">Autor: Jakov Manjkas</text:p>
      <text:p text:style-name="P1">originalni projekt: <text:a xlink:type="simple" xlink:href="https://github.com/pulucij/FlappyPong" text:style-name="Internet_20_link" text:visited-style-name="Visited_20_Internet_20_Link">https://github.com/pulucij/FlappyPong</text:a></text:p>
      <text:p text:style-name="P1">Poboljšanja koja su napravavljena:</text:p>
      <text:list text:style-name="L1">
        <text:list-item>
          <text:p text:style-name="P2">GitHub projekt je izvađen iz .zip datoteke tako da sve buduće promjene u kodu mogu biti vidljive</text:p>
        </text:list-item>
        <text:list-item>
          <text:p text:style-name="P2">Ukoliko se zvukovi ne učitavaju (npr. na Linuxu) ih se ne reproducira umjesto da se program crasha kao prije (1 sat)</text:p>
        </text:list-item>
        <text:list-item>
          <text:p text:style-name="P2">Pokazivač miša sakriven i zaključan na ekranu (1 sat)</text:p>
        </text:list-item>
        <text:list-item>
          <text:p text:style-name="P2">Kod refaktoriran <text:span text:style-name="T6">(</text:span><text:span text:style-name="T7">3 sata</text:span><text:span text:style-name="T6">)</text:span>:</text:p>
          <text:list>
            <text:list-item>
              <text:p text:style-name="P2">podijeljen je na više datoteka</text:p>
            </text:list-item>
            <text:list-item>
              <text:p text:style-name="P2">klasa <text:span text:style-name="T1">Loptica </text:span><text:span text:style-name="T2">sada ima puno metoda koje su prije bile obične funkcije</text:span></text:p>
            </text:list-item>
            <text:list-item>
              <text:p text:style-name="P3"><text:span text:style-name="T2">puno drugih estetskih popravaka</text:span></text:p>
            </text:list-item>
          </text:list>
        </text:list-item>
        <text:list-item>
          <text:p text:style-name="P3"><text:span text:style-name="T2">Poboljšana detekcija kolizije loptica i ciglica (2 i pol sata)</text:span></text:p>
        </text:list-item>
        <text:list-item>
          <text:p text:style-name="P3"><text:span text:style-name="T2">Kod opet refaktoriran (2 i pol sata):</text:span></text:p>
          <text:list>
            <text:list-item>
              <text:p text:style-name="P3"><text:span text:style-name="T2">Dodana klasa za igre</text:span></text:p>
            </text:list-item>
            <text:list-item>
              <text:p text:style-name="P3"><text:span text:style-name="T2">dosad su postojale gotovo identične funkcije za drugu i treću igru sada ih razlikuju if-ovi unutar koda</text:span></text:p>
            </text:list-item>
            <text:list-item>
              <text:p text:style-name="P3"><text:span text:style-name="T2">Dodana klasa reket</text:span></text:p>
            </text:list-item>
          </text:list>
        </text:list-item>
        <text:list-item>
          <text:p text:style-name="P3"><text:span text:style-name="T2">Poboljšan kod za sudar reketa i loptice (3 sata):</text:span></text:p>
          <text:list>
            <text:list-item>
              <text:p text:style-name="P3"><text:span text:style-name="T2">Poboljšana detekcija</text:span></text:p>
            </text:list-item>
            <text:list-item>
              <text:p text:style-name="P3"><text:span text:style-name="T2">Odbijanje od reketa funkcionira kao odbijanje od kružnog vijenca sa kutevima [-</text:span><text:span text:style-name="T3">7.5</text:span><text:span text:style-name="T2">°,</text:span><text:span text:style-name="T3">+7.5</text:span><text:span text:style-name="T2">°]</text:span></text:p>
            </text:list-item>
            <text:list-item>
              <text:p text:style-name="P4"><text:span text:style-name="T2">Dodane pomoćne varijable u kod za detekciju kako bi bio razumljiviji</text:span></text:p>
            </text:list-item>
          </text:list>
        </text:list-item>
        <text:list-item>
          <text:p text:style-name="P4"><text:span text:style-name="T2">Dodana funkcionalnost da odbijanje od poda smanjuje život u prvoj igri, </text:span><text:span text:style-name="T4">promjenjeno da se život polako regenerira u prvoj igri (1 sat)</text:span></text:p>
        </text:list-item>
        <text:list-item>
          <text:p text:style-name="P5"><text:span text:style-name="T2">U drugoj i trećoj igri loptica se sve jače odbija od reketa do određene brzine, promijenjeno bodovanje igara (1 sat)</text:span></text:p>
        </text:list-item>
        <text:list-item>
          <text:p text:style-name="P5"><text:span text:style-name="T2">Završna dokumentacija, objava na GitHub i sl. (1 sat)</text:span></text:p>
        </text:list-item>
      </text:list>
      <text:p text:style-name="P6"><text:span text:style-name="T2"/></text:p>
      <text:p text:style-name="P7"><text:span text:style-name="T2">Daljnja poboljšanja koja predlažem su, </text:span><text:span text:style-name="T5">a nisam stigao napraviti</text:span><text:span text:style-name="T2">:</text:span></text:p>
      <text:list text:style-name="L2">
        <text:list-item>
          <text:p text:style-name="P8"><text:span text:style-name="T1">Čišćenje</text:span><text:span text:style-name="T2"> globalnih varijable koje su ostale nakon refaktorizacije</text:span></text:p>
        </text:list-item>
        <text:list-item>
          <text:p text:style-name="P8"><text:span text:style-name="T2">Stavljanje pomoćnih zaslona u klase</text:span></text:p>
        </text:list-item>
        <text:list-item>
          <text:p text:style-name="P8"><text:span text:style-name="T2">Dokumentiranje svih funkcija i metoda</text:span></text:p>
        </text:list-item>
        <text:list-item>
          <text:p text:style-name="P8"><text:span text:style-name="T2">Omogućavanje utišavanja zvukova</text:span></text:p>
        </text:list-item>
        <text:list-item>
          <text:p text:style-name="P9"><text:span text:style-name="T2">Popravljanje pauziranja igre (prije mog faktoriranja je to radilo hihi).</text:span></text:p>
        </text:list-item>
        <text:list-item>
          <text:p text:style-name="P8"><text:span text:style-name="T2">Napraviti da ciglice u drugoj igri blokiraju reket.</text:span></text:p>
        </text:list-item>
        <text:list-item>
          <text:p text:style-name="P8"><text:span text:style-name="T2">Vizualno prikazati zakrivljenost reketa</text:span></text:p>
        </text:list-item>
        <text:list-item>
          <text:p text:style-name="P8"><text:span text:style-name="T2">Dodati modove igranja koji mijenjaju način bodovanja i logiku igre (npr. koliko bodova možete dobiti u trećem bez da vam loptica ijednom padne na pod)</text:span></text:p>
        </text:list-item>
        <text:list-item>
          <text:p text:style-name="P10"><text:span text:style-name="T2">Rađenje Abstract Base Class-a za sve zaslone kako bi mogli imati zajedničke funkcije i kako bi mogla postojati varijabla koja sprema trenutnu igru.</text:span></text:p>
        </text:list-item>
        <text:list-item>
          <text:p text:style-name="P11"><text:span text:style-name="T2">[Naknadno dodano] Integriranje riješenja koje nudi druga verzija FlappyPong-a u moju verziju – u teoriji se može i u obrnutom smjeru ići, ali zbog velikih strukturalnih razlika koje sam uveo, ovo mi se čini lakš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r" fo:country="HR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20:37:29.636326095</meta:creation-date>
    <dc:date>2024-01-10T22:09:56.072410451</dc:date>
    <meta:editing-duration>PT36M40S</meta:editing-duration>
    <meta:editing-cycles>5</meta:editing-cycles>
    <meta:generator>LibreOffice/7.6.4.1$Linux_X86_64 LibreOffice_project/60$Build-1</meta:generator>
    <meta:document-statistic meta:table-count="0" meta:image-count="0" meta:object-count="0" meta:page-count="2" meta:paragraph-count="34" meta:word-count="374" meta:character-count="2255" meta:non-whitespace-character-count="1942"/>
  </office:meta>
</office:document-meta>
</file>